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opacity="100%" draw:textarea-horizontal-align="justify" draw:textarea-vertical-align="middle" draw:auto-grow-height="false" fo:min-height="8.05cm" fo:min-width="1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cccccc" draw:opacity="100%" draw:textarea-horizontal-align="justify" draw:textarea-vertical-align="middle" draw:auto-grow-height="false" fo:min-height="5.22cm" fo:min-width="6.22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fffff" draw:opacity="100%" draw:textarea-horizontal-align="justify" draw:textarea-vertical-align="middle" draw:auto-grow-height="false" fo:min-height="3.648cm" fo:min-width="3.712cm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5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3.7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8cm" fo:min-width="3.75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1.75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52cm" fo:min-width="3.894cm" style:writing-mode="lr-tb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8cm" fo:min-width="3.5cm" style:writing-mode="lr-tb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cccccc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75cm" svg:height="13.25cm" svg:x="2.25cm" svg:y="2.7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10.75cm" svg:height="8.75cm" svg:x="5.5cm" svg:y="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6.75cm" svg:height="6.25cm" svg:x="7.5cm" svg:y="6.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cm" svg:height="1.5cm" svg:x="9.5cm" svg:y="8.75cm">
          <text:p text:style-name="P3">Spring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5cm" svg:height="1.5cm" svg:x="10.5cm" svg:y="14.25cm">
          <text:p text:style-name="P3">OpenSearc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5cm" svg:height="1.508cm" draw:transform="rotate (0.994837673636768) translate (3.75cm 7.814cm)">
          <text:p text:style-name="P3">OpenAPI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1.5cm" svg:x="7.75cm" svg:y="14.25cm">
          <text:p text:style-name="P3">JUnit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5cm" svg:height="0.962cm" draw:transform="rotate (1.06465084371654) translate (6.473cm 8.127cm)">
          <draw:text-box>
            <text:p>Логика</text:p>
          </draw:text-box>
        </draw:frame>
        <draw:frame draw:style-name="gr8" draw:text-style-name="P5" draw:layer="layout" svg:width="2.5cm" svg:height="0.962cm" draw:transform="rotate (-1.0471975511966) translate (13.762cm 5.848cm)">
          <draw:text-box>
            <text:p>Логика</text:p>
          </draw:text-box>
        </draw:frame>
        <draw:frame draw:style-name="gr8" draw:text-style-name="P5" draw:layer="layout" svg:width="2.5cm" svg:height="0.962cm" svg:x="9.75cm" svg:y="12.538cm">
          <draw:text-box>
            <text:p>Логика</text:p>
          </draw:text-box>
        </draw:frame>
        <draw:custom-shape draw:style-name="gr9" draw:text-style-name="P4" draw:layer="layout" svg:width="4.394cm" svg:height="1.602cm" draw:transform="rotate (-0.994837673636768) translate (15.344cm 4.25cm)">
          <text:p text:style-name="P3">PostgreSQ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4cm" svg:height="1.008cm" svg:x="8.85cm" svg:y="5.142cm">
          <text:p text:style-name="P6"><text:span text:style-name="T1">Внутр. модели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1T16:50:07.896000000</meta:creation-date>
    <dc:date>2023-06-11T18:01:49.574000000</dc:date>
    <meta:editing-duration>PT27M47S</meta:editing-duration>
    <meta:editing-cycles>5</meta:editing-cycles>
    <meta:generator>LibreOffice/7.5.3.2$Windows_X86_64 LibreOffice_project/9f56dff12ba03b9acd7730a5a481eea045e468f3</meta:generator>
    <meta:document-statistic meta:object-count="12"/>
  </office:meta>
</office:document-meta>
</file>